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x-locale-body, sans-serif"/>
    <style:font-face style:name="Lohit Devanagari1" svg:font-family="'Lohit Devanagari'"/>
    <style:font-face style:name="consolas" svg:font-family="consolas, 'Liberation Mono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ba194" officeooo:paragraph-rsid="000ba194"/>
    </style:style>
    <style:style style:name="P2" style:family="paragraph" style:parent-style-name="Text_20_body">
      <style:text-properties fo:font-variant="normal" fo:text-transform="none" fo:color="#333333" style:font-name="Arial" fo:font-size="12pt" fo:letter-spacing="normal" fo:font-style="normal" fo:font-weight="normal" officeooo:rsid="000ba194" officeooo:paragraph-rsid="000ba194"/>
    </style:style>
    <style:style style:name="T1" style:family="text">
      <style:text-properties fo:font-variant="normal" fo:text-transform="none" fo:color="#333333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consolas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333333" fo:letter-spacing="normal"/>
    </style:style>
    <style:style style:name="T4" style:family="text">
      <style:text-properties style:font-name="Arial" loext:padding="0cm" loext:border="none"/>
    </style:style>
    <style:style style:name="T5" style:family="text">
      <style:text-properties style:font-name="consolas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he Promise object represents the eventual completion (or failure) of an asynchronous operation, and its resulting value.</text:p>
      <text:p text:style-name="Text_20_body"/>
      <text:p text:style-name="Text_20_body">easy to manage when dealing with multiple asynchronous operations</text:p>
      <text:p text:style-name="Text_20_body"/>
      <text:p text:style-name="Text_20_body">A Promise has four states:</text:p>
      <text:p text:style-name="Text_20_body"/>
      <text:p text:style-name="Text_20_body"><text:tab/>fulfilled: Action related to the promise succeeded</text:p>
      <text:p text:style-name="Text_20_body"><text:tab/>rejected: Action related to the promise failed</text:p>
      <text:p text:style-name="Text_20_body"><text:tab/>pending: Promise is still pending i.e not fulfilled or rejected yet</text:p>
      <text:p text:style-name="Text_20_body"><text:tab/>settled: Promise has fulfilled or rejected</text:p>
      <text:p text:style-name="Text_20_body"/>
      <text:p text:style-name="P1">Creating a new promise</text:p>
      <text:p text:style-name="P1"><text:span text:style-name="T1">A </text:span><text:span text:style-name="Source_20_Text"><text:span text:style-name="T2">Promise</text:span></text:span><text:span text:style-name="T3"> </text:span><text:span text:style-name="T1">object is created using the </text:span><text:span text:style-name="Source_20_Text"><text:span text:style-name="T2">new </text:span></text:span><text:span text:style-name="T1">keyword and its constructor. This constructor takes as its argument a function, called the "executor function"</text:span></text:p>
      <text:p text:style-name="P1"><text:span text:style-name="T1"/></text:p>
      <text:p text:style-name="P2">take two functions as parameters</text:p>
      <text:p text:style-name="P2"><text:span text:style-name="T1"/></text:p>
      <text:p text:style-name="P2"><text:span text:style-name="Source_20_Text"><text:span text:style-name="T5">(resolve</text:span></text:span>) is called when the asynchronous task completes successfully and returns the results of the task as a value.</text:p>
      <text:p text:style-name="P2"><text:span text:style-name="T1"/></text:p>
      <text:p text:style-name="P2">The second (<text:span text:style-name="Source_20_Text"><text:span text:style-name="T5">reject</text:span></text:span>) is called when the task fails, and returns the reason for failure, which is typically an error object.</text:p>
      <text:p text:style-name="P2"><text:span text:style-name="T1"/></text:p>
      <text:p text:style-name="P2">What must be done in Promises</text:p>
      <text:p text:style-name="P2"><text:tab/></text:p>
      <text:p text:style-name="P2"><text:tab/>1) return another promise</text:p>
      <text:p text:style-name="P2"><text:tab/>2) return a synchronous value (or undefined)</text:p>
      <text:p text:style-name="P2"><text:tab/>3) throw a synchronous error</text:p>
      <text:p text:style-name="P2"/>
      <text:p text:style-name="P2">A Promise has four states:</text:p>
      <text:p text:style-name="P2"/>
      <text:p text:style-name="P2"><text:tab/>fulfilled: Action related to the promise succeeded</text:p>
      <text:p text:style-name="P2"><text:soft-page-break/><text:tab/>rejected: Action related to the promise failed</text:p>
      <text:p text:style-name="P2"><text:tab/>pending: Promise is still pending i.e not fulfilled or rejected yet</text:p>
      <text:p text:style-name="P2"><text:tab/>settled: Promise has fulfilled or rejec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x-locale-body, sans-serif"/>
    <style:font-face style:name="Lohit Devanagari1" svg:font-family="'Lohit Devanagari'"/>
    <style:font-face style:name="consolas" svg:font-family="consolas, 'Liberation Mono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1:24:12.282115083</meta:creation-date>
    <dc:date>2019-04-12T17:49:55.119357722</dc:date>
    <meta:editing-duration>PT1H12M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2" meta:word-count="193" meta:character-count="1231" meta:non-whitespace-character-count="1047"/>
  </office:meta>
</office:document-meta>
</file>